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1DA1A2829E92D0D94C1.png" manifest:media-type="image/png"/>
  <manifest:file-entry manifest:full-path="Pictures/10000001000003280000032A694495C415CC23B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16.354cm"/>
      <style:paragraph-properties style:writing-mode="lr-tb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200" draw:textarea-horizontal-align="justify" draw:textarea-vertical-align="middle" draw:auto-grow-height="false" fo:min-height="0.35cm" fo:min-width="0.1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35cm" fo:min-width="0.1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0.551cm" fo:min-width="1.901cm" fo:wrap-option="no-wrap"/>
      <style:paragraph-properties style:writing-mode="lr-tb"/>
    </style:style>
    <style:style style:name="gr8" style:family="graphic" style:parent-style-name="standard">
      <style:graphic-properties draw:fill-color="#ed1c24" draw:textarea-horizontal-align="justify" draw:textarea-vertical-align="middle" draw:auto-grow-height="false" fo:min-height="0.174cm" fo:min-width="0cm"/>
    </style:style>
    <style:style style:name="gr9" style:family="graphic" style:parent-style-name="standard">
      <style:graphic-properties draw:stroke="none" draw:fill="none" fo:min-height="26.308cm"/>
      <style:paragraph-properties style:writing-mode="lr-tb"/>
    </style:style>
    <style:style style:name="gr10" style:family="graphic" style:parent-style-name="standard" style:list-style-name="L1">
      <style:graphic-properties draw:stroke="none" draw:fill="none" fo:min-height="7.11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3cm" fo:min-width="3.566cm"/>
      <style:paragraph-properties style:writing-mode="lr-tb"/>
    </style:style>
    <style:style style:name="gr12" style:family="graphic" style:parent-style-name="standard">
      <style:graphic-properties draw:stroke="none" draw:fill="none" fo:min-height="7.822cm"/>
      <style:paragraph-properties style:writing-mode="lr-tb"/>
    </style:style>
    <style:style style:name="gr13" style:family="graphic" style:parent-style-name="standard">
      <style:graphic-properties draw:stroke="none" draw:fill="none" fo:min-height="24.886cm"/>
      <style:paragraph-properties style:writing-mode="lr-tb"/>
    </style:style>
    <style:style style:name="gr14" style:family="graphic" style:parent-style-name="standard">
      <style:graphic-properties draw:stroke="none" draw:fill="none" fo:min-height="10.6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stroke="none" draw:fill="none" fo:min-height="8.534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1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17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cm"/>
      <style:paragraph-properties style:writing-mode="lr-tb"/>
    </style:style>
    <style:style style:name="gr22" style:family="graphic" style:parent-style-name="standard">
      <style:graphic-properties draw:fill-color="#ffff38" draw:textarea-horizontal-align="justify" draw:textarea-vertical-align="middle" draw:auto-grow-height="false" fo:min-height="0.45cm" fo:min-width="2.82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457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27.7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02cm"/>
      <style:paragraph-properties style:writing-mode="lr-tb"/>
    </style:style>
    <style:style style:name="gr28" style:family="graphic" style:parent-style-name="standard">
      <style:graphic-properties draw:fill-color="#00a65d" draw:textarea-horizontal-align="justify" draw:textarea-vertical-align="middle" draw:auto-grow-height="false" fo:min-height="0.05cm" fo:min-width="2.475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94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36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3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898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4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351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3.804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7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244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4.667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978cm" fo:min-width="0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7.888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5.137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2.753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draw:fill-color="#fff200" draw:textarea-horizontal-align="justify" draw:textarea-vertical-align="middle" draw:auto-grow-height="false" fo:min-height="1.344cm" fo:min-width="0.992cm"/>
    </style:style>
    <style:style style:name="gr45" style:family="graphic" style:parent-style-name="standard">
      <style:graphic-properties draw:fill="solid" draw:fill-color="#3faf46" draw:textarea-horizontal-align="justify" draw:textarea-vertical-align="middle" draw:auto-grow-height="false" fo:min-height="1.344cm" fo:min-width="0.992cm"/>
    </style:style>
    <style:style style:name="gr46" style:family="graphic" style:parent-style-name="standard">
      <style:graphic-properties draw:fill-color="#ed1c24" draw:textarea-horizontal-align="justify" draw:textarea-vertical-align="middle" draw:auto-grow-height="false" fo:min-height="0.571cm" fo:min-width="0.389cm"/>
    </style:style>
    <style:style style:name="gr47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  <style:paragraph-properties style:writing-mode="lr-tb"/>
    </style:style>
    <style:style style:name="gr48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481cm" fo:min-width="4.521cm" fo:padding-top="0.175cm" fo:padding-bottom="0.175cm" fo:padding-left="0.3cm" fo:padding-right="0.3cm" fo:wrap-option="wrap"/>
    </style:style>
    <style:style style:name="gr49" style:family="graphic" style:parent-style-name="standard">
      <style:graphic-properties svg:stroke-width="0.1cm" draw:marker-start-width="0.35cm" draw:marker-end-width="0.35cm" draw:fill-color="#ffffff" draw:textarea-horizontal-align="justify" draw:textarea-vertical-align="middle" draw:auto-grow-height="false" fo:min-height="1.381cm" fo:min-width="4.421cm" fo:padding-top="0.175cm" fo:padding-bottom="0.175cm" fo:padding-left="0.3cm" fo:padding-right="0.3cm" fo:wrap-option="wrap"/>
    </style:style>
    <style:style style:name="gr50" style:family="graphic" style:parent-style-name="standard">
      <style:graphic-properties draw:stroke="solid" draw:fill="none" fo:min-height="1.5cm"/>
      <style:paragraph-properties style:writing-mode="lr-tb"/>
    </style:style>
    <style:style style:name="gr51" style:family="graphic" style:parent-style-name="standard">
      <style:graphic-properties draw:fill-color="#fff200" draw:textarea-horizontal-align="justify" draw:textarea-vertical-align="middle" draw:auto-grow-height="false" fo:min-height="0.34cm" fo:min-width="0.052cm"/>
    </style:style>
    <style:style style:name="gr52" style:family="graphic" style:parent-style-name="standard">
      <style:graphic-properties draw:fill="solid" draw:fill-color="#3faf46" draw:textarea-horizontal-align="justify" draw:textarea-vertical-align="middle" draw:auto-grow-height="false" fo:min-height="0.34cm" fo:min-width="0.052cm"/>
    </style:style>
    <style:style style:name="gr53" style:family="graphic" style:parent-style-name="standard">
      <style:graphic-properties draw:fill-color="#ed1c24" draw:textarea-horizontal-align="justify" draw:textarea-vertical-align="middle" draw:auto-grow-height="false" fo:min-height="0.055cm" fo:min-width="0cm"/>
    </style:style>
    <style:style style:name="gr54" style:family="graphic" style:parent-style-name="standard">
      <style:graphic-properties draw:fill-color="#00a65d" draw:textarea-horizontal-align="justify" draw:textarea-vertical-align="middle" draw:auto-grow-height="false" fo:min-height="0cm" fo:min-width="0.599cm"/>
    </style:style>
    <style:style style:name="gr55" style:family="graphic" style:parent-style-name="standard">
      <style:graphic-properties draw:stroke="solid" draw:fill="none" fo:min-height="0.763cm"/>
      <style:paragraph-properties style:writing-mode="lr-tb"/>
    </style:style>
    <style:style style:name="pr1" style:family="presentation" style:parent-style-name="Predeterminado-title">
      <style:graphic-properties fo:min-height="5.415cm"/>
      <style:paragraph-properties style:writing-mode="lr-tb"/>
    </style:style>
    <style:style style:name="pr2" style:family="presentation" style:parent-style-name="Predeterminado-notes">
      <style:graphic-properties draw:fill-color="#ffffff" fo:min-height="13.364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200"/>
      <style:paragraph-properties fo:text-align="center"/>
    </style:style>
    <style:style style:name="P7" style:family="paragraph">
      <loext:graphic-properties draw:fill-color="#00a65d"/>
      <style:paragraph-properties fo:text-align="center"/>
    </style:style>
    <style:style style:name="P8" style:family="paragraph">
      <style:paragraph-properties fo:text-align="center" style:writing-mode="lr-tb"/>
      <style:text-properties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fo:font-size="10pt" style:font-size-asian="10pt" style:font-size-complex="10pt"/>
    </style:style>
    <style:style style:name="P10" style:family="paragraph">
      <loext:graphic-properties draw:fill="solid" draw:fill-color="#ffffff"/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paragraph-properties style:writing-mode="lr-tb"/>
      <style:text-properties fo:color="#0066b3" loext:opacity="100%" fo:font-size="14pt" style:font-size-asian="14pt" style:font-size-complex="14pt"/>
    </style:style>
    <style:style style:name="P16" style:family="paragraph">
      <loext:graphic-properties draw:fill="none" draw:fill-color="#ffffff"/>
      <style:paragraph-properties style:writing-mode="lr-tb"/>
      <style:text-properties fo:color="#0066b3" loext:opacity="100%" fo:font-size="14pt" fo:font-weight="normal" style:font-size-asian="14pt" style:font-weight-asian="normal" style:font-size-complex="14pt" style:font-weight-complex="normal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-color="#ffff38"/>
      <style:paragraph-properties fo:text-align="center"/>
    </style:style>
    <style:style style:name="P20" style:family="paragraph">
      <loext:graphic-properties draw:fill="solid" draw:fill-color="#3faf46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-color="#ffffff"/>
      <style:paragraph-properties fo:text-align="center" style:writing-mode="lr-tb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66b3" loext:opacity="100%" fo:font-size="15pt" style:font-size-asian="15pt" style:font-size-complex="15pt"/>
    </style:style>
    <style:style style:name="T6" style:family="text">
      <style:text-properties fo:color="#0066b3" loext:opacity="100%" fo:font-size="15pt" fo:font-weight="normal" style:font-size-asian="15pt" style:font-weight-asian="normal" style:font-size-complex="15pt" style:font-weight-complex="normal"/>
    </style:style>
    <style:style style:name="T7" style:family="text">
      <style:text-properties fo:font-size="18pt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text-style-name="P1" draw:layer="layout" svg:width="17.099cm" svg:height="5.415cm" svg:x="2.103cm" svg:y="4.798cm" presentation:class="title" presentation:user-transformed="true">
          <draw:text-box>
            <text:p><text:span text:style-name="T1">Resolviendo un problema simple</text:span><text:line-break/><text:line-break/><text:span text:style-name="T2">El juego de la vid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draw:style-name="gr2" draw:text-style-name="P4" draw:layer="layout" svg:width="19.016cm" svg:height="16.604cm" svg:x="0.784cm" svg:y="1.035cm">
          <draw:text-box>
            <text:p>Es el momento de ver como aplicar estas ideas en la practica.</text:p>
            <text:p/>
            <text:p>Para ello, diseñare una maquina que resuelva un problema automáticamente.</text:p>
            <text:p/>
            <text:p>Empezare por definir el problema.</text:p>
            <text:p/>
            <text:p>El problema a resolver es el de un juego de mesa.</text:p>
            <text:p/>
            <text:p>Sobre un tablero de ajedrez (una cuadricula de 8 por 8 casillas)</text:p>
            <text:p>pondre una unica ficha.</text:p>
            <text:p/>
            <text:p>esta ficha podra moverse una casilla con cada jugada.</text:p>
            <text:p/>
            <text:p>imaginare que el tablero es un laberinto, </text:p>
            <text:p>con una entrada y una salida.</text:p>
            <text:p/>
            <text:p text:style-name="P3">Digamos que la entrada esta en la casilla A1,</text:p>
            <text:p text:style-name="P3">y que la salida esta en la casilla H8.</text:p>
            <text:p/>
            <text:p>y lo que quiero saber es,</text:p>
            <text:p>cual es el camino que la ficha debe recorrer para ir desde la entrada hasta la salida ?</text:p>
          </draw:text-box>
        </draw:frame>
        <draw:frame draw:style-name="gr3" draw:text-style-name="P5" draw:layer="layout" svg:width="6.363cm" svg:height="6.376cm" svg:x="6.941cm" svg:y="21.126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4cm" svg:y="26.5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4cm" svg:y="21.50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4cm" svg:y="27.702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4cm" svg:y="22.702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3cm" svg:y="22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cm" svg:y="19.599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draw:style-name="gr9" draw:text-style-name="P4" draw:layer="layout" svg:width="18.882cm" svg:height="26.558cm" svg:x="1.118cm" svg:y="1.068cm">
          <draw:text-box>
            <text:p>Definire ahora las caracteristicas de la maquina que encontrara la solucion.</text:p>
            <text:p/>
            <text:p/>
            <text:p>he comentado que los recursos basicos que una maquina de calculo necesita son </text:p>
            <text:p>- <text:s/>memoria, para mantener la informacion</text:p>
            <text:p>- y el procesador, para realizar los calculos.</text:p>
            <text:p/>
            <text:p/>
            <text:p>he comentado tambien que la vida puede proporcionar estos recursos.</text:p>
            <text:p/>
            <text:p>- el ADN es un soporte de informacion que podemos utilizar para almacenar los datos necesarios.</text:p>
            <text:p>- y en la reproduccion, los datos contenidos en el ADN del individuo se modifican para crear un nuevo individuo, diferente del anterior. </text:p>
            <text:p/>
            <text:p>ADN como soporte de memoria y </text:p>
            <text:p>reproduccion como mecanismo de procesamiento de datos.</text:p>
            <text:p/>
            <text:p>con este objetivo,</text:p>
            <text:p>creare una nueva especie de seres vivientes.</text:p>
            <text:p/>
            <text:p>En donde,</text:p>
            <text:p>un individuo representara un estado del juego</text:p>
            <text:p>y al reproducirse</text:p>
            <text:p>creara todos los siguientes estados posibles.</text:p>
            <text:p/>
            <text:p>la informacion que el ADN del individuo debera contener sera la siguiente:</text:p>
            <text:p/>
            <text:p>- la posicion de la ficha en el tablero </text:p>
            <text:p>(le llamare 'NOMBRE')</text:p>
            <text:p>- la posicion que sus antepasados directos tenian en el tablero (le llamare 'ANTEPASADOS')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draw:style-name="gr10" draw:text-style-name="P13" draw:layer="layout" svg:width="18.674cm" svg:height="7.361cm" svg:x="1.17cm" svg:y="1.092cm">
          <draw:text-box>
            <text:p text:style-name="P3">Esta información es suficiente para representar el estado en que el juego se encuentra en un momento determinado.</text:p>
            <text:p/>
            <text:p>en el ADN se almacena la informacion necesaria para construir a un individuo.</text:p>
            <text:p>y Un individuo de esta especie representa un estado del juego.</text:p>
            <text:p/>
            <text:p>Por ejemplo,</text:p>
            <text:p/>
            <text:p/>
          </draw:text-box>
        </draw:frame>
        <draw:frame draw:style-name="gr3" draw:text-style-name="P5" draw:layer="layout" svg:width="6.363cm" svg:height="6.376cm" svg:x="7.039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8.10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4" draw:layer="layout" svg:width="4.066cm" svg:height="1.523cm" svg:x="8.203cm" svg:y="14.001cm">
          <draw:text-box>
            <text:p><text:span text:style-name="T4">(</text:span></text:p>
            <text:p><text:span text:style-name="T4">NOMBRE : B3</text:span></text:p>
            <text:p><text:span text:style-name="T4">ANTEPASADOS : A1-A2-B2</text:span></text:p>
            <text:p><text:span text:style-name="T4">)</text:span></text:p>
          </draw:text-box>
        </draw:frame>
        <draw:frame draw:style-name="gr12" draw:text-style-name="P4" draw:layer="layout" svg:width="18.644cm" svg:height="8.072cm" svg:x="1.166cm" svg:y="17.08cm">
          <draw:text-box>
            <text:p>este individuo, representa un punto del juego en donde la ficha se encuentra en la posicion 'B3' (nombre), </text:p>
            <text:p>y el camino que ha recorrido hasta ahora es </text:p>
            <text:p>'A1-A2-B2' (antepasados).</text:p>
            <text:p/>
            <text:p>Podria dejar el juego ahora y retomarlo otro dia, </text:p>
            <text:p>con la informacion que he grabado sera facil retomarlo en este punto.</text:p>
            <text:p/>
            <text:p>Esta informacion es suficiente para reconstruir el estado en que habia quedado el juego.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office:forms form:automatic-focus="false" form:apply-design-mode="false"/>
        <draw:frame draw:style-name="gr13" draw:text-style-name="P4" draw:layer="layout" svg:width="18.736cm" svg:height="25.136cm" svg:x="1.142cm" svg:y="1.127cm">
          <draw:text-box>
            <text:p>Procesar la informacion.</text:p>
            <text:p/>
            <text:p>el mecanismo de reproduccion sera el procesador.</text:p>
            <text:p>Definire ahora las operaciones que debe realizar sobre los datos.</text:p>
            <text:p/>
            <text:p>Los individuos de esta especie representan estados del juego.</text:p>
            <text:p>el juego cambia de estado cada vez que se realiza una jugada.</text:p>
            <text:p>en cada jugada la ficha se mueve una distancia de una casilla.</text:p>
            <text:p/>
            <text:p>cuando un individuo tiene descendencia, sus hijos representaran estados vecinos, o </text:p>
            <text:p>todas las jugadas validas que puedan realizarse a partir de la posicion del padre.</text:p>
            <text:p/>
            <text:p>en este caso,</text:p>
            <text:p>la posicion del hijo estara a una distancia de una casilla desde la posicion del padre.</text:p>
            <text:p/>
            <text:p>para calcular la nueva posicion el procesador hara lo siguiente :</text:p>
            <text:p/>
            <text:p>la posicion esta codificada como una letra y un numero, </text:p>
            <text:p>por ejemplo, 'B3'</text:p>
            <text:p/>
            <text:p>son jugadas validas,</text:p>
            <text:p>((LETRA - 1) o (LETRA) o (LETRA + 1)</text:p>
            <text:p>MAS</text:p>
            <text:p>(NUMERO - 1) o (NUMERO) o (NUMERO + 1))</text:p>
            <text:p/>
            <text:p>siempre que</text:p>
            <text:p/>
            <text:p>el hijo no sea igual que el padre y la ficha no quede fuera del tablero.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draw:style-name="gr14" draw:text-style-name="P4" draw:layer="layout" svg:width="18.931cm" svg:height="10.916cm" svg:x="1.083cm" svg:y="1.089cm">
          <draw:text-box>
            <text:p/>
            <text:p>es decir, </text:p>
            <text:p>la letra no puede ser menor que A ni mayor que H</text:p>
            <text:p>y el numero no debe ser menor que 1 ni mayor que 8</text:p>
            <text:p/>
            <text:p>y el hijo generado no debe tener la misma posicion que el padre, </text:p>
            <text:p>en este caso 'B3'</text:p>
            <text:p/>
            <text:p>Por lo tanto, a partir de B3</text:p>
            <text:p>seran jugadas validas,</text:p>
            <text:p>A2, A3, A4, </text:p>
            <text:p>B2, B4,</text:p>
            <text:p>C2, C3, C4</text:p>
            <text:p/>
            <text:p/>
          </draw:text-box>
        </draw:frame>
        <draw:frame draw:style-name="gr3" draw:text-style-name="P5" draw:layer="layout" svg:width="6.363cm" svg:height="6.376cm" svg:x="6.538cm" svg:y="11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601cm" svg:y="14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15" draw:layer="layout" svg:width="0.853cm" svg:height="0.839cm" svg:x="6.848cm" svg:y="14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49cm" svg:y="14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7.549cm" svg:y="15.501cm">
          <draw:text-box>
            <text:p><text:span text:style-name="T6">X</text:span></text:p>
          </draw:text-box>
        </draw:frame>
        <draw:custom-shape draw:style-name="gr16" draw:text-style-name="P17" draw:layer="layout" svg:width="0.2cm" svg:height="0.001cm" svg:x="13.401cm" svg:y="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8.2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5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8.25cm" svg:y="14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4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15.502cm">
          <draw:text-box>
            <text:p><text:span text:style-name="T5">X</text:span></text:p>
          </draw:text-box>
        </draw:frame>
        <draw:frame draw:style-name="gr17" draw:text-style-name="P4" draw:layer="layout" svg:width="18.92cm" svg:height="8.784cm" svg:x="0.889cm" svg:y="19.836cm">
          <draw:text-box>
            <text:p/>
            <text:p>Dire tambien que la reproduccion de estos individuos es asexual, un individuo de esta especie generara a sus hijos por si solo.</text:p>
            <text:p>Digamos tambien que una generacion se produce cada segundo, </text:p>
            <text:p>asi</text:p>
            <text:p>todos los individuos vivos generaran todos los hijos posibles un segundo despues de nacer.</text:p>
            <text:p/>
            <text:p>una vez creada la descendencia el individuo ya no es necesario.</text:p>
            <text:p/>
            <text:p>El sistema ya esta definido.</text:p>
            <text:p>Podemos ponerlo en marcha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draw:style-name="gr18" draw:text-style-name="P18" draw:layer="layout" svg:width="18.8cm" svg:height="5.4cm" svg:x="1.2cm" svg:y="1.4cm">
          <draw:text-box>
            <text:p><text:span text:style-name="T7">Como hemos dicho,</text:span></text:p>
            <text:p><text:span text:style-name="T7">El proceso atravesara por una serie de estados, desde el estado inicial hasta llegar al estado final.</text:span></text:p>
            <text:p><text:span text:style-name="T7">Por lo tanto el primer individuo que crearemos representara el estado inicial.</text:span></text:p>
            <text:p><text:span text:style-name="T7">El tablero de juego con una ficha en la posicion de salida, A1.</text:span></text:p>
          </draw:text-box>
        </draw:frame>
        <draw:frame draw:style-name="gr3" draw:text-style-name="P5" draw:layer="layout" svg:width="6.363cm" svg:height="6.376cm" svg:x="7.038cm" svg:y="6.8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7.4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7.402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1.202cm" svg:y="13.301cm">
          <draw:text-box>
            <text:p><text:span text:style-name="T4">(dibujo 1)</text:span></text:p>
          </draw:text-box>
        </draw:frame>
        <draw:frame draw:style-name="gr20" draw:text-style-name="P18" draw:layer="layout" svg:width="18.7cm" svg:height="10.916cm" svg:x="1.3cm" svg:y="15.6cm">
          <draw:text-box>
            <text:p><text:span text:style-name="T7">La ficha esta en la entrada del laberinto.</text:span></text:p>
            <text:p><text:span text:style-name="T7"/></text:p>
            <text:p><text:span text:style-name="T7">El individuo representa un estado del proceso.</text:span></text:p>
            <text:p><text:span text:style-name="T7">Y lo que esperamos de el no es que resuelva el problema, </text:span></text:p>
            <text:p><text:span text:style-name="T7">Sino que se reproduzca.</text:span></text:p>
            <text:p><text:span text:style-name="T7"/></text:p>
            <text:p><text:span text:style-name="T7">Al reproducirse generara los siguientes estados posibles.</text:span></text:p>
            <text:p><text:span text:style-name="T7">Ese sera su trabajo.</text:span></text:p>
            <text:p><text:span text:style-name="T7"/></text:p>
            <text:p><text:span text:style-name="T7">Si A1 tiene todos los hijos posibles, estos seran, A2, B2 y B1.</text:span></text:p>
            <text:p><text:span text:style-name="T7">Y estos hijos a su vez, </text:span></text:p>
            <text:p><text:span text:style-name="T7">Se reproducirán, generando otros estados del proceso.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1.238cm" svg:y="5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.601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1.602cm" svg:y="1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5.402cm" svg:y="12.001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3" draw:text-style-name="P5" draw:layer="layout" svg:width="6.363cm" svg:height="6.376cm" svg:x="13.637cm" svg:y="7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04cm" svg:y="11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0.6cm" svg:y="17.1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1.6cm" svg:y="21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" draw:layer="layout" svg:width="6.363cm" svg:height="6.376cm" svg:x="1.801cm" svg:y="21.2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848cm" svg:y="26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9" draw:layer="layout" svg:width="3.8cm" svg:height="1.4cm" svg:x="8.8cm" svg:y="9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0.759916356318332) translate (8.406cm 12.8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19" draw:layer="layout" svg:width="3.8cm" svg:height="1.4cm" draw:transform="rotate (-1.57131992557049) translate (6.102cm 14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3" draw:text-style-name="P14" draw:layer="layout" svg:width="2.957cm" svg:height="0.887cm" svg:x="14.102cm" svg:y="13.902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11.003cm" svg:y="23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104cm" svg:y="27.804cm">
          <draw:text-box>
            <text:p><text:span text:style-name="T4">Posición= ‘A2’</text:span></text:p>
            <text:p><text:span text:style-name="T4">Antepasados = ‘A1’</text:span></text:p>
          </draw:text-box>
        </draw:frame>
        <draw:frame draw:style-name="gr24" draw:text-style-name="P18" draw:layer="layout" svg:width="18.8cm" svg:height="2cm" svg:x="1.2cm" svg:y="1.4cm">
          <draw:text-box>
            <text:p><text:span text:style-name="T7">Todos los hijos posibles para ‘A1’, serán aquellos en donde la ficha se encuentre a una distancia de una casilla, es decir :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office:forms form:automatic-focus="false" form:apply-design-mode="false"/>
        <draw:frame draw:style-name="gr25" draw:text-style-name="P18" draw:layer="layout" svg:width="18.2cm" svg:height="27.98cm" svg:x="1cm" svg:y="1.4cm">
          <draw:text-box>
            <text:p><text:span text:style-name="T7">Con estas ideas,</text:span></text:p>
            <text:p><text:span text:style-name="T7">veamos ahora, paso a paso, como el sistema encuentra la solución al problema.</text:span></text:p>
            <text:p><text:span text:style-name="T7"/></text:p>
            <text:p><text:span text:style-name="T7">Creamos al primer individuo de la especie.</text:span></text:p>
            <text:p><text:span text:style-name="T7">Uno que representa el estado inicial del proceso.</text:span></text:p>
            <text:p><text:span text:style-name="T7">En este caso ‘A1’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Este individuo no resolverá el problema.</text:span></text:p>
            <text:p><text:span text:style-name="T7"/></text:p>
            <text:p><text:span text:style-name="T7">Tampoco es necesario que conozca el problema que se quiere resolver.</text:span></text:p>
            <text:p><text:span text:style-name="T7"/></text:p>
            <text:p><text:span text:style-name="T7">Su objetivo es reproducirse y nada mas.</text:span></text:p>
            <text:p><text:span text:style-name="T7">Y eso es lo que hará, tendrá <text:s/>todos los hijos posibles.</text:span></text:p>
            <text:p><text:span text:style-name="T7">Y lo mismo harán todos los individuos de esta especie.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Y entonces, </text:span></text:p>
            <text:p><text:span text:style-name="T7"><text:tab/></text:span><text:span text:style-name="T7"><text:tab/></text:span><text:span text:style-name="T7"><text:tab/></text:span><text:span text:style-name="T7">sucede lo siguiente ...</text:span></text:p>
            <text:p><text:span text:style-name="T7"/></text:p>
          </draw:text-box>
        </draw:frame>
        <draw:frame draw:style-name="gr3" draw:text-style-name="P5" draw:layer="layout" svg:width="6.363cm" svg:height="6.376cm" svg:x="6.138cm" svg:y="8.0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501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6.50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4" draw:layer="layout" svg:width="2.61cm" svg:height="0.887cm" svg:x="10.302cm" svg:y="14.501cm">
          <draw:text-box>
            <text:p><text:span text:style-name="T4">Posición= ‘A1’</text:span></text:p>
            <text:p><text:span text:style-name="T4">Antepasados = ‘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4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2.7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layer="layout" svg:width="0.6cm" svg:height="0.6cm" svg:x="2.701cm" svg:y="1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8" draw:layer="layout" svg:width="10.8cm" svg:height="3.095cm" svg:x="1cm" svg:y="1.4cm">
          <draw:text-box>
            <text:p><text:span text:style-name="T7">Si ‘A1’ tiene todos los hijos posibles, </text:span></text:p>
            <text:p><text:span text:style-name="T7">estos ocuparían las posiciones (marcadas con X)</text:span></text:p>
            <text:p><text:span text:style-name="T7">que se muestran en el dibujo 7.</text:span></text:p>
          </draw:text-box>
        </draw:frame>
        <draw:frame draw:style-name="gr19" draw:text-style-name="P14" draw:layer="layout" svg:width="1.679cm" svg:height="0.569cm" svg:x="6.501cm" svg:y="11.101cm">
          <draw:text-box>
            <text:p><text:span text:style-name="T4">(dibujo 7)</text:span></text:p>
          </draw:text-box>
        </draw:frame>
        <draw:frame draw:style-name="gr15" draw:text-style-name="P15" draw:layer="layout" svg:width="0.853cm" svg:height="0.839cm" svg:x="2.647cm" svg:y="9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8cm" svg:y="9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9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7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101cm" svg:y="12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4" draw:layer="layout" svg:width="1.679cm" svg:height="0.569cm" svg:x="17.202cm" svg:y="14.001cm">
          <draw:text-box>
            <text:p><text:span text:style-name="T4">(dibujo 8)</text:span></text:p>
          </draw:text-box>
        </draw:frame>
        <draw:frame draw:style-name="gr27" draw:text-style-name="P18" draw:layer="layout" svg:width="9.202cm" svg:height="1.673cm" svg:x="10.2cm" svg:y="5.4cm">
          <draw:text-box>
            <text:p><text:span text:style-name="T7">Entonces, entre ellos nace ‘B2’</text:span></text:p>
            <text:p><text:span text:style-name="T7">(dibujo 8)</text:span></text:p>
          </draw:text-box>
        </draw:frame>
        <draw:custom-shape draw:style-name="gr16" draw:text-style-name="P17" draw:layer="layout" svg:width="0.2cm" svg:height="0.001cm" svg:x="9.2cm" svg:y="9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8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5" draw:layer="layout" svg:width="6.363cm" svg:height="6.376cm" svg:x="2.337cm" svg:y="18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3.4cm" svg:y="22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3cm">
          <draw:text-box>
            <text:p><text:span text:style-name="T7">Ahora que ‘B2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9.</text:span></text:p>
          </draw:text-box>
        </draw:frame>
        <draw:frame draw:style-name="gr19" draw:text-style-name="P14" draw:layer="layout" svg:width="1.679cm" svg:height="0.569cm" svg:x="6.501cm" svg:y="24.801cm">
          <draw:text-box>
            <text:p><text:span text:style-name="T4">(dibujo 9)</text:span></text:p>
          </draw:text-box>
        </draw:frame>
        <draw:frame draw:style-name="gr15" draw:text-style-name="P15" draw:layer="layout" svg:width="0.853cm" svg:height="0.839cm" svg:x="2.647cm" svg:y="22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8cm" svg:y="22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3.348cm" svg:y="23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21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4.801cm" svg:y="2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27.701cm">
          <draw:text-box>
            <text:p><text:span text:style-name="T4">(dibujo 10)</text:span></text:p>
          </draw:text-box>
        </draw:frame>
        <draw:frame draw:style-name="gr31" draw:text-style-name="P18" draw:layer="layout" svg:width="9.235cm" svg:height="1.673cm" svg:x="10.2cm" svg:y="19.1cm">
          <draw:text-box>
            <text:p><text:span text:style-name="T7">Entonces, entre ellos nace ‘C3’</text:span></text:p>
            <text:p><text:span text:style-name="T7">(dibujo 10)</text:span></text:p>
          </draw:text-box>
        </draw:frame>
        <draw:custom-shape draw:style-name="gr16" draw:text-style-name="P17" draw:layer="layout" svg:width="0.2cm" svg:height="0.001cm" svg:x="9.2cm" svg:y="23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22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0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3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22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2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2.649cm" svg:y="23.502cm">
          <draw:text-box>
            <text:p><text:span text:style-name="T5">X</text:span></text:p>
          </draw:text-box>
        </draw:frame>
        <draw:frame draw:style-name="gr21" draw:text-style-name="P14" draw:layer="layout" svg:width="2.61cm" svg:height="0.887cm" svg:x="2.502cm" svg:y="11.102cm">
          <draw:text-box>
            <text:p><text:span text:style-name="T4">Posición= ‘A1’</text:span></text:p>
            <text:p><text:span text:style-name="T4">Antepasados = ‘’</text:span></text:p>
          </draw:text-box>
        </draw:frame>
        <draw:frame draw:style-name="gr23" draw:text-style-name="P14" draw:layer="layout" svg:width="2.957cm" svg:height="0.887cm" svg:x="13.402cm" svg:y="14.102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23" draw:text-style-name="P14" draw:layer="layout" svg:width="2.957cm" svg:height="0.887cm" svg:x="2.603cm" svg:y="24.803cm">
          <draw:text-box>
            <text:p><text:span text:style-name="T4">Posición= ‘B2’</text:span></text:p>
            <text:p><text:span text:style-name="T4">Antepasados = ‘A1’</text:span></text:p>
          </draw:text-box>
        </draw:frame>
        <draw:frame draw:style-name="gr32" draw:text-style-name="P14" draw:layer="layout" svg:width="3.398cm" svg:height="0.887cm" svg:x="13.403cm" svg:y="27.703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1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C3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3.347cm" svg:y="10.1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8cm" svg:y="9.4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048cm" svg:y="10.8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5.501cm" svg:y="12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D4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4.7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10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9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3.349cm" svg:y="10.8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4.801cm" svg:y="2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D4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048cm" svg:y="21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21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4.749cm" svg:y="22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202cm" svg:y="2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01cm" svg:y="19.4cm">
          <draw:text-box>
            <text:p><text:span text:style-name="T7">Entonces, entre ellos nace ‘E5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2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05cm" svg:y="22.502cm">
          <draw:text-box>
            <text:p><text:span text:style-name="T5">X</text:span></text:p>
          </draw:text-box>
        </draw:frame>
        <draw:frame draw:style-name="gr32" draw:text-style-name="P14" draw:layer="layout" svg:width="3.398cm" svg:height="0.887cm" svg:x="2.503cm" svg:y="12.704cm">
          <draw:text-box>
            <text:p><text:span text:style-name="T4">Posición= ‘C3’</text:span></text:p>
            <text:p><text:span text:style-name="T4">Antepasados = ‘A1-B2’</text:span></text:p>
          </draw:text-box>
        </draw:frame>
        <draw:frame draw:style-name="gr34" draw:text-style-name="P14" draw:layer="layout" svg:width="3.851cm" svg:height="0.887cm" svg:x="13.403cm" svg:y="15.604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4" draw:text-style-name="P14" draw:layer="layout" svg:width="3.851cm" svg:height="0.887cm" svg:x="2.404cm" svg:y="25.105cm">
          <draw:text-box>
            <text:p><text:span text:style-name="T4">Posición= ‘D4’</text:span></text:p>
            <text:p><text:span text:style-name="T4">Antepasados = ‘A1-B2-C3’</text:span></text:p>
          </draw:text-box>
        </draw:frame>
        <draw:frame draw:style-name="gr35" draw:text-style-name="P14" draw:layer="layout" svg:width="4.304cm" svg:height="0.887cm" svg:x="13.004cm" svg:y="27.905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5.5cm" svg:y="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E5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4.747cm" svg:y="8.8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8cm" svg:y="8.1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5.448cm" svg:y="9.5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6.901cm" svg:y="11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F6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9.5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8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4.749cm" svg:y="9.502cm">
          <draw:text-box>
            <text:p><text:span text:style-name="T5">X</text:span></text:p>
          </draw:text-box>
        </draw:frame>
        <draw:frame draw:style-name="gr3" draw:text-style-name="P5" draw:layer="layout" svg:width="6.363cm" svg:height="6.376cm" svg:x="2.338cm" svg:y="18.6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201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.001cm" svg:y="13.9cm">
          <draw:text-box>
            <text:p><text:span text:style-name="T7">Y ahora que ‘F6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2cm" svg:y="25.1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5.448cm" svg:y="20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19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149cm" svg:y="21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9cm" svg:y="21.5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7.602cm" svg:y="2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3cm" svg:y="28.001cm">
          <draw:text-box>
            <text:p><text:span text:style-name="T4">(dibujo 12)</text:span></text:p>
          </draw:text-box>
        </draw:frame>
        <draw:frame draw:style-name="gr36" draw:text-style-name="P18" draw:layer="layout" svg:width="9.273cm" svg:height="1.673cm" svg:x="10.201cm" svg:y="19.4cm">
          <draw:text-box>
            <text:p><text:span text:style-name="T7">Entonces, entre ellos nace ‘G7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01cm" svg:y="23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1cm 22.5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6.8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1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5cm" svg:y="20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19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5.45cm" svg:y="21.102cm">
          <draw:text-box>
            <text:p><text:span text:style-name="T5">X</text:span></text:p>
          </draw:text-box>
        </draw:frame>
        <draw:frame draw:style-name="gr35" draw:text-style-name="P14" draw:layer="layout" svg:width="4.304cm" svg:height="0.887cm" svg:x="2.204cm" svg:y="12.606cm">
          <draw:text-box>
            <text:p><text:span text:style-name="T4">Posición= ‘E5’</text:span></text:p>
            <text:p><text:span text:style-name="T4">Antepasados = ‘A1-B2-C3-D4’</text:span></text:p>
          </draw:text-box>
        </draw:frame>
        <draw:frame draw:style-name="gr37" draw:text-style-name="P14" draw:layer="layout" svg:width="4.744cm" svg:height="0.887cm" svg:x="12.904cm" svg:y="15.706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7" draw:text-style-name="P14" draw:layer="layout" svg:width="4.744cm" svg:height="0.887cm" svg:x="1.904cm" svg:y="25.007cm">
          <draw:text-box>
            <text:p><text:span text:style-name="T4">Posición= ‘F6’</text:span></text:p>
            <text:p><text:span text:style-name="T4">Antepasados = ‘A1-B2-C3-D4-E5’</text:span></text:p>
          </draw:text-box>
        </draw:frame>
        <draw:frame draw:style-name="gr38" draw:text-style-name="P14" draw:layer="layout" svg:width="5.167cm" svg:height="0.887cm" svg:x="12.404cm" svg:y="27.907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0">
        <office:forms form:automatic-focus="false" form:apply-design-mode="false"/>
        <draw:frame draw:style-name="gr3" draw:text-style-name="P5" draw:layer="layout" svg:width="6.363cm" svg:height="6.376cm" svg:x="2.337cm" svg:y="6.3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6.9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text-style-name="P18" draw:layer="layout" svg:width="10.8cm" svg:height="5.195cm" svg:x="1cm" svg:y="1cm">
          <draw:text-box>
            <text:p><text:span text:style-name="T7">Y ahora que ‘G7’ esta vivo,</text:span></text:p>
            <text:p><text:span text:style-name="T7">también tendrá hijos.</text:span></text:p>
            <text:p><text:span text:style-name="T7">Y si tiene todos los posibles, </text:span></text:p>
            <text:p><text:span text:style-name="T7">estos ocuparían las posiciones (marcadas con X)</text:span></text:p>
            <text:p><text:span text:style-name="T7">que se muestran en el dibujo 11.</text:span></text:p>
          </draw:text-box>
        </draw:frame>
        <draw:frame draw:style-name="gr33" draw:text-style-name="P14" draw:layer="layout" svg:width="1.814cm" svg:height="0.569cm" svg:x="6.501cm" svg:y="12.801cm">
          <draw:text-box>
            <text:p><text:span text:style-name="T4">(dibujo 11)</text:span></text:p>
          </draw:text-box>
        </draw:frame>
        <draw:frame draw:style-name="gr15" draw:text-style-name="P15" draw:layer="layout" svg:width="0.853cm" svg:height="0.839cm" svg:x="6.147cm" svg:y="7.4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8cm" svg:y="6.701cm">
          <draw:text-box>
            <text:p><text:span text:style-name="T5">X</text:span></text:p>
          </draw:text-box>
        </draw:frame>
        <draw:frame draw:style-name="gr15" draw:text-style-name="P16" draw:layer="layout" svg:width="0.853cm" svg:height="0.839cm" svg:x="6.848cm" svg:y="8.101cm">
          <draw:text-box>
            <text:p><text:span text:style-name="T6">X</text:span></text:p>
          </draw:text-box>
        </draw:frame>
        <draw:frame draw:style-name="gr3" draw:text-style-name="P5" draw:layer="layout" svg:width="6.363cm" svg:height="6.376cm" svg:x="13.038cm" svg:y="9.224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8" draw:text-style-name="P11" draw:layer="layout" svg:width="0.6cm" svg:height="0.6cm" svg:x="18.301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14" draw:layer="layout" svg:width="1.836cm" svg:height="0.569cm" svg:x="17.202cm" svg:y="15.701cm">
          <draw:text-box>
            <text:p><text:span text:style-name="T4">(dibujo 12)</text:span></text:p>
          </draw:text-box>
        </draw:frame>
        <draw:frame draw:style-name="gr31" draw:text-style-name="P18" draw:layer="layout" svg:width="9.235cm" svg:height="1.673cm" svg:x="10.2cm" svg:y="7.1cm">
          <draw:text-box>
            <text:p><text:span text:style-name="T7">Entonces, entre ellos nace ‘H8’</text:span></text:p>
            <text:p><text:span text:style-name="T7">(dibujo 12)</text:span></text:p>
          </draw:text-box>
        </draw:frame>
        <draw:custom-shape draw:style-name="gr16" draw:text-style-name="P17" draw:layer="layout" svg:width="0.2cm" svg:height="0.001cm" svg:x="9.2cm" svg:y="11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7" draw:layer="layout" svg:width="3.4cm" svg:height="0.6cm" draw:transform="rotate (-0.306654349575403) translate (9.17cm 10.20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15" draw:layer="layout" svg:width="0.853cm" svg:height="0.839cm" svg:x="7.5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8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8.1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7.549cm" svg:y="7.4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6.702cm">
          <draw:text-box>
            <text:p><text:span text:style-name="T5">X</text:span></text:p>
          </draw:text-box>
        </draw:frame>
        <draw:frame draw:style-name="gr15" draw:text-style-name="P15" draw:layer="layout" svg:width="0.853cm" svg:height="0.839cm" svg:x="6.149cm" svg:y="8.102cm">
          <draw:text-box>
            <text:p><text:span text:style-name="T5">X</text:span></text:p>
          </draw:text-box>
        </draw:frame>
        <draw:frame draw:style-name="gr39" draw:text-style-name="P18" draw:layer="layout" svg:width="18.2cm" svg:height="5.228cm" svg:x="1.4cm" svg:y="19.2cm">
          <draw:text-box>
            <text:p><text:span text:style-name="T7">Este individuo ‘H8’ representa el estado final que queríamos alcanzar.</text:span></text:p>
            <text:p><text:span text:style-name="T7">Y tiene la respuesta al problema.</text:span></text:p>
            <text:p><text:span text:style-name="T7"/></text:p>
            <text:p><text:span text:style-name="T7">Su lista de antepasados es :</text:span></text:p>
            <text:p text:style-name="P3"><text:span text:style-name="T7">-”A1-B2-C3-D4-E5-F6-G7-H8”-</text:span></text:p>
            <text:p><text:span text:style-name="T7"/></text:p>
          </draw:text-box>
        </draw:frame>
        <draw:frame draw:style-name="gr40" draw:text-style-name="P18" draw:layer="layout" svg:width="18.388cm" svg:height="1.673cm" svg:x="1.5cm" svg:y="26.6cm">
          <draw:text-box>
            <text:p><text:span text:style-name="T7">Y esa es la respuesta al problema,</text:span></text:p>
            <text:p><text:span text:style-name="T7">el camino que va desde la entrada, hasta la salida del laberinto.</text:span></text:p>
          </draw:text-box>
        </draw:frame>
        <draw:frame draw:style-name="gr38" draw:text-style-name="P14" draw:layer="layout" svg:width="5.167cm" svg:height="0.887cm" svg:x="1.405cm" svg:y="12.708cm">
          <draw:text-box>
            <text:p><text:span text:style-name="T4">Posición= ‘G7’</text:span></text:p>
            <text:p><text:span text:style-name="T4">Antepasados = ‘A1-B2-C3-D4-E5-F6’</text:span></text:p>
          </draw:text-box>
        </draw:frame>
        <draw:frame draw:style-name="gr41" draw:text-style-name="P14" draw:layer="layout" svg:width="5.637cm" svg:height="0.887cm" svg:x="11.605cm" svg:y="15.708cm">
          <draw:text-box>
            <text:p><text:span text:style-name="T4">Posición= ‘H8’</text:span></text:p>
            <text:p><text:span text:style-name="T4">Antepasados = ‘A1-B2-C3-D4-E5-F6-G7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office:forms form:automatic-focus="false" form:apply-design-mode="false"/>
        <draw:frame draw:style-name="gr42" draw:text-style-name="P18" draw:layer="layout" svg:width="18.8cm" svg:height="23.003cm" svg:x="1cm" svg:y="1.001cm">
          <draw:text-box>
            <text:p><text:span text:style-name="T7">Que ha sucedido ?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Podríamos decir que el problema se ha resuelto solo.</text:span></text:p>
            <text:p><text:span text:style-name="T7"/></text:p>
            <text:p><text:span text:style-name="T7">Nadie ha pensado.</text:span></text:p>
            <text:p><text:span text:style-name="T7"/></text:p>
            <text:p><text:span text:style-name="T7">No se ha utilizado un cerebro para resolver el problema.</text:span></text:p>
            <text:p><text:span text:style-name="T7"/></text:p>
            <text:p><text:span text:style-name="T7">Ninguno de los individuos involucrados en la resolución </text:span></text:p>
            <text:p><text:span text:style-name="T7">conocía el problema que queríamos resolver,</text:span></text:p>
            <text:p><text:span text:style-name="T7">y ninguno de ellos tenía un cerebro.</text:span></text:p>
            <text:p><text:span text:style-name="T7"/></text:p>
            <text:p><text:span text:style-name="T7">Solo es reproducción</text:span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>Los individuos representan estados del problema.</text:span></text:p>
            <text:p><text:span text:style-name="T7">Se reproducen generando diferentes estados posibles.</text:span></text:p>
            <text:p><text:span text:style-name="T7">No existen 2 individuos iguales.</text:span></text:p>
            <text:p><text:span text:style-name="T7">continuan reproduciendose y generando estados diferentes,</text:span></text:p>
            <text:p><text:span text:style-name="T7">hasta que, con el tiempo, nace un individuo que representa el estado final del problema.</text:span></text:p>
            <text:p><text:span text:style-name="T7">Entonces, este individuo, el estado final, conoce la solucion al problema.</text:span></text:p>
            <text:p><text:span text:style-name="T7">y todos sus hijos, y su descendencia, heredaran este conocimiento.</text:span></text:p>
            <text:p><text:span text:style-name="T7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22" draw:layer="layout" svg:width="5.02cm" svg:height="1.73cm" svg:x="4.372cm" svg:y="3.078cm">
          <text:p text:style-name="P21">Ficha</text:p>
          <draw:enhanced-geometry svg:viewBox="0 0 21600 21600" draw:glue-points="10800 0 0 10800 10800 21600 21600 10800 ?f40 ?f41" draw:text-areas="0 0 21600 21600" draw:type="rectangular-callout" draw:modifiers="10380.5616411073 61917.50433275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12.573cm" svg:y="2.866cm">
          <text:p text:style-name="P21">Salida</text:p>
          <draw:enhanced-geometry svg:viewBox="0 0 21600 21600" draw:glue-points="10800 0 0 10800 10800 21600 21600 10800 ?f40 ?f41" draw:text-areas="0 0 21600 21600" draw:type="rectangular-callout" draw:modifiers="15955.865365465 44235.70190641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7" draw:text-style-name="P22" draw:layer="layout" svg:width="5.02cm" svg:height="1.73cm" svg:x="4.773cm" svg:y="19.566cm">
          <text:p text:style-name="P21">Entrada</text:p>
          <draw:enhanced-geometry svg:viewBox="0 0 21600 21600" draw:glue-points="10800 0 0 10800 10800 21600 21600 10800 ?f40 ?f41" draw:text-areas="0 0 21600 21600" draw:type="rectangular-callout" draw:modifiers="2525.23401712806 -21500.17331022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1">
        <office:forms form:automatic-focus="false" form:apply-design-mode="false"/>
        <draw:frame draw:style-name="gr3" draw:text-style-name="P5" draw:layer="layout" svg:width="6.363cm" svg:height="6.376cm" svg:x="6.942cm" svg:y="21.127cm">
          <draw:image xlink:href="Pictures/10000000000001D9000001DA1A2829E92D0D94C1.png" xlink:type="simple" xlink:show="embed" xlink:actuate="onLoad" draw:mime-type="image/png">
            <text:p/>
          </draw:image>
        </draw:frame>
        <draw:custom-shape draw:style-name="gr4" draw:text-style-name="P6" draw:layer="layout" svg:width="0.6cm" svg:height="0.6cm" svg:x="7.305cm" svg:y="26.5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0.6cm" svg:height="0.6cm" svg:x="12.205cm" svg:y="21.50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2.4cm" svg:height="0.8cm" svg:x="7.905cm" svg:y="27.703cm">
          <text:p text:style-name="P8"><text:span text:style-name="T3">Entrada</text:span></text:p>
          <draw:enhanced-geometry svg:viewBox="0 0 21600 21600" draw:glue-points="10800 0 0 10800 10800 21600 21600 10800 ?f40 ?f41" draw:text-areas="0 0 21600 21600" draw:type="rectangular-callout" draw:modifiers="-1628.32153269471 -24916.85393258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0" draw:layer="layout" svg:width="2.4cm" svg:height="0.8cm" svg:x="12.705cm" svg:y="22.703cm">
          <text:p text:style-name="P8"><text:span text:style-name="T3">Salida</text:span></text:p>
          <draw:enhanced-geometry svg:viewBox="0 0 21600 21600" draw:glue-points="10800 0 0 10800 10800 21600 21600 10800 ?f40 ?f41" draw:text-areas="0 0 21600 21600" draw:type="rectangular-callout" draw:modifiers="-1880.21657642649 -27155.056179775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11" draw:layer="layout" svg:width="0.6cm" svg:height="0.6cm" svg:x="8.004cm" svg:y="22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0" draw:layer="layout" svg:width="2.4cm" svg:height="0.8cm" svg:x="6.101cm" svg:y="19.6cm">
          <text:p text:style-name="P8"><text:span text:style-name="T3">Ficha</text:span></text:p>
          <draw:enhanced-geometry svg:viewBox="0 0 21600 21600" draw:glue-points="10800 0 0 10800 10800 21600 21600 10800 ?f40 ?f41" draw:text-areas="0 0 21600 21600" draw:type="rectangular-callout" draw:modifiers="20106.622240733 82489.887640449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43" draw:text-style-name="P5" draw:layer="layout" svg:width="13.91cm" svg:height="13.944cm" svg:x="3.865cm" svg:y="5.267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8cm" svg:y="16.9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8cm" svg:y="5.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2.85cm" svg:y="21.7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1" draw:layer="layout" svg:width="1.255cm" svg:height="1.159cm" svg:x="6.15cm" svg:y="7.6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23" draw:layer="layout" svg:width="5.02cm" svg:height="1.73cm" svg:x="3.596cm" svg:y="2.002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9.697cm" svg:y="2.8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9" draw:text-style-name="P23" draw:layer="layout" svg:width="5.02cm" svg:height="1.73cm" svg:x="3.597cm" svg:y="9.99cm">
          <text:p/>
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13.91cm" svg:height="13.944cm" svg:x="3.841cm" svg:y="5.243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44" draw:text-style-name="P6" draw:layer="layout" svg:width="1.492cm" svg:height="1.594cm" svg:x="4.556cm" svg:y="16.936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1.492cm" svg:height="1.594cm" svg:x="15.456cm" svg:y="5.8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1" draw:layer="layout" svg:width="1.255cm" svg:height="1.159cm" svg:x="6.126cm" svg:y="1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4" draw:layer="layout" svg:width="8.923cm" svg:height="1.75cm" svg:x="6.104cm" svg:y="19.572cm">
          <draw:text-box>
            <text:p><text:span text:style-name="T7"><text:tab/></text:span><text:span text:style-name="T7">posicion=’B3’</text:span></text:p>
            <text:p><text:span text:style-name="T7"><text:tab/></text:span><text:span text:style-name="T7">camino=’A1-A2-A3-B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1">
        <office:forms form:automatic-focus="false" form:apply-design-mode="false"/>
        <draw:frame draw:style-name="gr43" draw:text-style-name="P5" draw:layer="layout" svg:width="5.147cm" svg:height="5.16cm" svg:x="1.441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.441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.706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5.739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.687cm" svg:y="22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7.842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8.107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2.14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8.688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4.7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9.0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4.9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7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1.4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15.7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1.6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14.6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5" draw:layer="layout" svg:width="5.147cm" svg:height="5.16cm" svg:x="14.243cm" svg:y="18.244cm">
          <draw:image xlink:href="Pictures/10000001000003280000032A694495C415CC23BC.png" xlink:type="simple" xlink:show="embed" xlink:actuate="onLoad" draw:mime-type="image/png">
            <text:p/>
          </draw:image>
        </draw:frame>
        <draw:custom-shape draw:style-name="gr51" draw:text-style-name="P6" draw:layer="layout" svg:width="0.552cm" svg:height="0.59cm" svg:x="14.508cm" svg:y="22.571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20" draw:layer="layout" svg:width="0.552cm" svg:height="0.59cm" svg:x="18.541cm" svg:y="18.463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11" draw:layer="layout" svg:width="0.464cm" svg:height="0.429cm" svg:x="15.689cm" svg:y="21.9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7" draw:layer="layout" svg:width="1.255cm" svg:height="0.453cm" draw:transform="rotate (0.0015707963267949) translate (10.583cm 26.24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3.786cm 27.0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6.483cm 13.744cm)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0.0015707963267949) translate (13.083cm 13.744cm)">
          <text:p/>
          <draw:enhanced-geometry svg:viewBox="0 0 21600 21600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1.2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1.57236712312169) translate (10.086cm 18.097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16.966cm 27.0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3cm" draw:transform="rotate (2.47732034028075) translate (7.501cm 11.3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932cm 17.824cm)">
          <text:p/>
          <draw:enhanced-geometry svg:viewBox="0 0 21600 21600" draw:mirror-vertical="tru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13.895cm 11.38cm)">
          <text:p/>
          <draw:enhanced-geometry svg:viewBox="0 0 21600 21600" draw:mirror-vertical="false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4" draw:text-style-name="P7" draw:layer="layout" svg:width="1.255cm" svg:height="0.452cm" draw:transform="rotate (2.47732034028075) translate (7.536cm 17.924cm)">
          <text:p/>
          <draw:enhanced-geometry svg:viewBox="0 0 21600 21600" draw:mirror-vertic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55" draw:text-style-name="P24" draw:layer="layout" svg:width="4.838cm" svg:height="1.013cm" svg:x="7.985cm" svg:y="3.372cm">
          <draw:text-box>
            <text:p><text:span text:style-name="T8">posicion=’B4’</text:span></text:p>
            <text:p><text:span text:style-name="T8">camino=’A1-A2-A3-B3-B4’</text:span></text:p>
          </draw:text-box>
        </draw:frame>
        <draw:frame draw:style-name="gr55" draw:text-style-name="P24" draw:layer="layout" svg:width="4.838cm" svg:height="1.013cm" svg:x="1.485cm" svg:y="3.373cm">
          <draw:text-box>
            <text:p><text:span text:style-name="T8">posicion=’A4’</text:span></text:p>
            <text:p><text:span text:style-name="T8">camino=’A1-A2-A3-B3-A4’</text:span></text:p>
          </draw:text-box>
        </draw:frame>
        <draw:frame draw:style-name="gr55" draw:text-style-name="P24" draw:layer="layout" svg:width="4.838cm" svg:height="1.013cm" svg:x="14.285cm" svg:y="3.373cm">
          <draw:text-box>
            <text:p><text:span text:style-name="T8">posicion=’C4’</text:span></text:p>
            <text:p><text:span text:style-name="T8">camino=’A1-A2-A3-B3’</text:span></text:p>
          </draw:text-box>
        </draw:frame>
        <draw:frame draw:style-name="gr55" draw:text-style-name="P24" draw:layer="layout" svg:width="4.838cm" svg:height="1.013cm" svg:x="7.985cm" svg:y="23.773cm">
          <draw:text-box>
            <text:p><text:span text:style-name="T8">posicion=’B2’</text:span></text:p>
            <text:p><text:span text:style-name="T8">camino=’A1-A2-A3-B3-B2’</text:span></text:p>
          </draw:text-box>
        </draw:frame>
        <draw:frame draw:style-name="gr55" draw:text-style-name="P24" draw:layer="layout" svg:width="4.838cm" svg:height="1.013cm" svg:x="1.585cm" svg:y="23.774cm">
          <draw:text-box>
            <text:p><text:span text:style-name="T8">posicion=’A2’</text:span></text:p>
            <text:p><text:span text:style-name="T8">camino=’A1-A2-A3-B3-A2’</text:span></text:p>
          </draw:text-box>
        </draw:frame>
        <draw:frame draw:style-name="gr55" draw:text-style-name="P24" draw:layer="layout" svg:width="4.838cm" svg:height="1.013cm" svg:x="14.485cm" svg:y="23.774cm">
          <draw:text-box>
            <text:p><text:span text:style-name="T8">posicion=’C2’</text:span></text:p>
            <text:p><text:span text:style-name="T8">camino=’A1-A2-A3-B3-C2’</text:span></text:p>
          </draw:text-box>
        </draw:frame>
        <draw:frame draw:style-name="gr55" draw:text-style-name="P24" draw:layer="layout" svg:width="4.838cm" svg:height="1.013cm" svg:x="14.485cm" svg:y="16.775cm">
          <draw:text-box>
            <text:p><text:span text:style-name="T8">posicion=’C3’</text:span></text:p>
            <text:p><text:span text:style-name="T8">camino=’A1-A2-A3-B3-C3’</text:span></text:p>
          </draw:text-box>
        </draw:frame>
        <draw:frame draw:style-name="gr55" draw:text-style-name="P24" draw:layer="layout" svg:width="4.838cm" svg:height="1.013cm" svg:x="1.585cm" svg:y="16.776cm">
          <draw:text-box>
            <text:p><text:span text:style-name="T8">posicion=’A3’</text:span></text:p>
            <text:p><text:span text:style-name="T8">camino=’A1-A2-A3-B3-A3’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6.2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703cm" fo:margin-bottom="0cm" fo:text-indent="0cm"/>
      <style:text-properties fo:font-size="49.200000762939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527cm" fo:margin-bottom="0cm" fo:text-indent="0cm"/>
      <style:text-properties fo:font-size="42.2000007629395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351cm" fo:margin-bottom="0cm" fo:text-indent="0cm"/>
      <style:text-properties fo:font-size="35.0999984741211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75cm" fo:margin-bottom="0cm" fo:text-indent="0cm"/>
      <style:text-properties fo:font-size="35.0999984741211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77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355cm" svg:height="7.575cm" svg:x="2.822cm" svg:y="2.485cm"/>
      <draw:page-thumbnail draw:layer="backgroundobjects" svg:width="5.355cm" svg:height="7.575cm" svg:x="2.822cm" svg:y="11.061cm"/>
      <draw:page-thumbnail draw:layer="backgroundobjects" svg:width="5.355cm" svg:height="7.575cm" svg:x="2.822cm" svg:y="19.637cm"/>
      <draw:page-thumbnail draw:layer="backgroundobjects" svg:width="5.355cm" svg:height="7.575cm" svg:x="12.822cm" svg:y="2.485cm"/>
      <draw:page-thumbnail draw:layer="backgroundobjects" svg:width="5.355cm" svg:height="7.575cm" svg:x="12.822cm" svg:y="11.061cm"/>
      <draw:page-thumbnail draw:layer="backgroundobjects" svg:width="5.355cm" svg:height="7.575cm" svg:x="12.822cm" svg:y="19.637cm"/>
    </style:handout-master>
    <style:master-page style:name="Predeterminado" style:page-layout-name="PM1" draw:style-name="Mdp1">
      <draw:frame presentation:style-name="Predeterminado-title" draw:layer="backgroundobjects" svg:width="17.099cm" svg:height="4.623cm" svg:x="1.95cm" svg:y="2.104cm" presentation:class="title" presentation:placeholder="true">
        <draw:text-box/>
      </draw:frame>
      <draw:frame presentation:style-name="Predeterminado-outline1" draw:layer="backgroundobjects" svg:width="17.099cm" svg:height="16.064cm" svg:x="1.95cm" svg:y="7.48cm" presentation:class="outline" presentation:placeholder="true">
        <draw:text-box/>
      </draw:frame>
      <draw:frame presentation:style-name="Mpr1" draw:text-style-name="MP2" draw:layer="backgroundobjects" svg:width="4.426cm" svg:height="1.908cm" svg:x="1.95cm" svg:y="26.2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022cm" svg:height="1.908cm" svg:x="7.498cm" svg:y="26.2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426cm" svg:height="1.908cm" svg:x="14.623cm" svg:y="26.2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18T13:00:27.666000000</meta:creation-date>
    <dc:date>2023-03-08T17:46:33.923000000</dc:date>
    <meta:editing-duration>PT10H9M5S</meta:editing-duration>
    <meta:editing-cycles>98</meta:editing-cycles>
    <meta:generator>LibreOffice/7.3.5.2$Windows_X86_64 LibreOffice_project/184fe81b8c8c30d8b5082578aee2fed2ea847c01</meta:generator>
    <meta:document-statistic meta:object-count="344"/>
  </office:meta>
</office:document-meta>
</file>